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07A0000007BA3CD4ACD.png" manifest:media-type="image/png"/>
  <manifest:file-entry manifest:full-path="Pictures/10000000000002580000003C782DF0C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487cm"/>
    </style:style>
    <style:style style:name="Tabla1.B" style:family="table-column">
      <style:table-column-properties style:column-width="8.017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ffdab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dab9" fo:padding="0.097cm" fo:border="0.05pt solid #000000">
        <style:background-image/>
      </style:table-cell-properties>
    </style:style>
    <style:style style:name="Tabla1.A2" style:family="table-cell">
      <style:table-cell-properties fo:background-color="#ffdab9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dab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5.61cm"/>
    </style:style>
    <style:style style:name="Tabla2.B" style:family="table-column">
      <style:table-column-properties style:column-width="1.402cm"/>
    </style:style>
    <style:style style:name="Tabla2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ffff00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006cm" style:rel-column-width="19299*"/>
    </style:style>
    <style:style style:name="Tabla3.B" style:family="table-column">
      <style:table-column-properties style:column-width="11.994cm" style:rel-column-width="46236*"/>
    </style:style>
    <style:style style:name="Tabla3.A1" style:family="table-cell">
      <style:table-cell-properties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fo:background-color="#ffff00" fo:padding="0.097cm" fo:border="0.5pt solid #000000">
        <style:background-image/>
      </style:table-cell-properties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0.5pt solid #000000" fo:border-top="none" fo:border-bottom="0.5pt solid #000000"/>
    </style:style>
    <style:style style:name="Tabla3.A5" style:family="table-cell">
      <style:table-cell-properties fo:padding="0.097cm" fo:border-left="0.5pt solid #000000" fo:border-right="none" fo:border-top="none" fo:border-bottom="0.5pt solid #000000"/>
    </style:style>
    <style:style style:name="Tabla3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justify" style:justify-single-word="false"/>
      <style:text-properties style:font-name="Liberation Sans" fo:font-size="10pt" officeooo:rsid="00135430" officeooo:paragraph-rsid="00135430" style:font-name-asian="Microsoft YaHei" style:font-size-asian="10pt" style:font-name-complex="Mangal1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style:font-name="Liberation Sans" fo:font-size="10pt" officeooo:rsid="00190963" officeooo:paragraph-rsid="00190963" style:font-name-asian="Microsoft YaHei" style:font-size-asian="10pt" style:font-name-complex="Mangal1" style:font-size-complex="10pt"/>
    </style:style>
    <style:style style:name="P3" style:family="paragraph" style:parent-style-name="Heading_20_1">
      <style:paragraph-properties fo:text-align="justify" style:justify-single-word="false"/>
      <style:text-properties officeooo:paragraph-rsid="000b03a9"/>
    </style:style>
    <style:style style:name="P4" style:family="paragraph" style:parent-style-name="Standard" style:list-style-name="L1">
      <style:paragraph-properties fo:text-align="justify" style:justify-single-word="false"/>
      <style:text-properties fo:font-weight="bold" officeooo:rsid="00170a91" officeooo:paragraph-rsid="00170a91" style:font-weight-asian="bold" style:font-weight-complex="bold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rsid="00153fd0" officeooo:paragraph-rsid="00170a9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fo:font-weight="normal" officeooo:rsid="0013b3ce" officeooo:paragraph-rsid="00170a9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2pt" fo:font-weight="normal" officeooo:rsid="00170a91" officeooo:paragraph-rsid="00170a9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2pt" fo:font-weight="normal" officeooo:paragraph-rsid="00170a9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weight="bold" officeooo:rsid="00190963" officeooo:paragraph-rsid="0019096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2pt" fo:font-weight="normal" officeooo:rsid="00153fd0" officeooo:paragraph-rsid="00170a9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70a91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alibri" fo:font-size="12pt" fo:font-weight="normal" officeooo:rsid="00170a91" officeooo:paragraph-rsid="00170a9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2pt" fo:font-weight="normal" officeooo:rsid="00190963" officeooo:paragraph-rsid="0019096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alibri" fo:font-size="12pt" fo:font-weight="bold" officeooo:rsid="00170a91" officeooo:paragraph-rsid="00170a9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paragraph-rsid="000b03a9"/>
    </style:style>
    <style:style style:name="P16" style:family="paragraph" style:parent-style-name="Standard">
      <style:paragraph-properties fo:text-align="justify" style:justify-single-word="false"/>
      <style:text-properties officeooo:rsid="00170a91" officeooo:paragraph-rsid="00170a91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70a9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170a91" officeooo:paragraph-rsid="00170a91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19ebe6" officeooo:paragraph-rsid="0019ebe6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170a91" officeooo:paragraph-rsid="0017f0c2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font-weight="normal" officeooo:rsid="0019ebe6" officeooo:paragraph-rsid="0019ebe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2pt" fo:font-weight="bold" officeooo:rsid="00170a91" officeooo:paragraph-rsid="0017f0c2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2pt" fo:font-weight="normal" officeooo:rsid="00170a91" officeooo:paragraph-rsid="0017f0c2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17f0c2"/>
    </style:style>
    <style:style style:name="P27" style:family="paragraph" style:parent-style-name="Standard">
      <style:paragraph-properties fo:text-align="justify" style:justify-single-word="false"/>
      <style:text-properties officeooo:paragraph-rsid="0017f0c2"/>
    </style:style>
    <style:style style:name="P28" style:family="paragraph" style:parent-style-name="Standard">
      <style:paragraph-properties fo:text-align="justify" style:justify-single-word="false"/>
      <style:text-properties officeooo:rsid="0019ebe6" officeooo:paragraph-rsid="0019ebe6"/>
    </style:style>
    <style:style style:name="P29" style:family="paragraph" style:parent-style-name="Standard">
      <style:paragraph-properties fo:text-align="justify" style:justify-single-word="false"/>
      <style:text-properties officeooo:rsid="0019ee95" officeooo:paragraph-rsid="0019ee95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bold" officeooo:rsid="0017f0c2" officeooo:paragraph-rsid="0017f0c2" style:font-weight-asian="bold" style:font-weight-complex="bold"/>
    </style:style>
    <style:style style:name="T1" style:family="text">
      <style:text-properties officeooo:rsid="000943e4"/>
    </style:style>
    <style:style style:name="T2" style:family="text">
      <style:text-properties style:font-name="Liberation Sans" fo:font-size="18.2000007629395pt" fo:font-weight="bold" officeooo:rsid="000b03a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Calibri" fo:font-size="12pt" officeooo:rsid="0009748f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officeooo:rsid="00170a91"/>
    </style:style>
    <style:style style:name="T6" style:family="text">
      <style:text-properties style:font-name="Calibri" fo:font-size="12pt" fo:font-weight="normal" officeooo:rsid="00170a91" style:font-size-asian="12pt" style:font-weight-asian="normal" style:font-size-complex="12pt" style:font-weight-complex="normal"/>
    </style:style>
    <style:style style:name="T7" style:family="text">
      <style:text-properties style:font-name="Calibri" fo:font-size="12pt" fo:font-weight="normal" officeooo:rsid="00153fd0" style:font-size-asian="12pt" style:font-weight-asian="normal" style:font-size-complex="12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alibri" fo:font-size="12pt" fo:font-weight="bold" officeooo:rsid="0017f0c2" style:font-size-asian="12pt" style:font-weight-asian="bold" style:font-size-complex="12pt" style:font-weight-complex="bold"/>
    </style:style>
    <style:style style:name="T11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weight="bold" officeooo:rsid="0017f0c2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Daniel </text:p>
          </table:table-cell>
          <table:table-cell table:style-name="Tabla1.A1" office:value-type="string">
            <text:p text:style-name="P1">Curso</text:p>
          </table:table-cell>
          <table:table-cell table:style-name="Tabla1.D1" office:value-type="string">
            <text:p text:style-name="P2">1º DAW</text:p>
          </table:table-cell>
        </table:table-row>
        <table:table-row>
          <table:table-cell table:style-name="Tabla1.A2" office:value-type="string">
            <text:p text:style-name="P1">Apellidos</text:p>
          </table:table-cell>
          <table:table-cell table:style-name="Tabla1.A2" office:value-type="string">
            <text:p text:style-name="P2">Santana Bueno</text:p>
          </table:table-cell>
          <table:table-cell table:style-name="Tabla1.A2" office:value-type="string">
            <text:p text:style-name="P1">Fecha</text:p>
          </table:table-cell>
          <table:table-cell table:style-name="Tabla1.D2" office:value-type="string">
            <text:p text:style-name="P2">07/10/2025</text:p>
          </table:table-cell>
        </table:table-row>
      </table:table>
      <text:h text:style-name="P3" text:outline-level="1"><text:bookmark-start text:name="__RefHeading___Toc1067_4180954768"/><text:span text:style-name="T1">Practica 0</text:span><text:span text:style-name="T2">9</text:span>.- Gestión de memoria. <text:bookmark-end text:name="__RefHeading___Toc1067_4180954768"/></text:h>
      <text:list text:style-name="L1">
        <text:list-item>
          <text:p text:style-name="P4"><text:span text:style-name="T3">R</text:span><text:span text:style-name="T4">ellena con verdad o falso y pon en negrita que es falso</text:span></text:p>
          <text:p text:style-name="P5"/>
        </text:list-item>
      </text:list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Nombre</text:p>
          </table:table-cell>
          <table:table-cell table:style-name="Tabla2.B1" office:value-type="string">
            <text:p text:style-name="P7">V/F</text:p>
          </table:table-cell>
        </table:table-row>
        <table:table-row>
          <table:table-cell table:style-name="Tabla2.A2" office:value-type="string">
            <text:p text:style-name="P8"><text:span text:style-name="T5">P</text:span>ara que un proceso se pueda ejecutar requiere tiempo de procesamiento <text:span text:style-name="T5">y que </text:span><text:s/>est<text:span text:style-name="T5">e </text:span>cargado en memoria principal</text:p>
          </table:table-cell>
          <table:table-cell table:style-name="Tabla2.B2" office:value-type="string">
            <text:p text:style-name="P9">V</text:p>
          </table:table-cell>
        </table:table-row>
        <table:table-row>
          <table:table-cell table:style-name="Tabla2.A2" office:value-type="string">
            <text:p text:style-name="P10"><text:span text:style-name="T5">En el modulo de </text:span>gestión de procesos el recurso compartido es el procesador.</text:p>
          </table:table-cell>
          <table:table-cell table:style-name="Tabla2.B3" office:value-type="string">
            <text:p text:style-name="P9">V</text:p>
          </table:table-cell>
        </table:table-row>
        <table:table-row>
          <table:table-cell table:style-name="Tabla2.A2" office:value-type="string">
            <text:p text:style-name="P10"><text:span text:style-name="T5">L</text:span>a memoria <text:span text:style-name="T5">es un </text:span>recurso clave que tendrá que gestionar <text:span text:style-name="T5">Unicamente </text:span>el <text:span text:style-name="T5">propio Proceso </text:span></text:p>
          </table:table-cell>
          <table:table-cell table:style-name="Tabla2.B4" office:value-type="string">
            <text:p text:style-name="P9">F</text:p>
          </table:table-cell>
        </table:table-row>
        <table:table-row>
          <table:table-cell table:style-name="Tabla2.A2" office:value-type="string">
            <text:p text:style-name="P11"><text:span text:style-name="T6">L</text:span><text:span text:style-name="T7">a parte encargada de gestionar </text:span><text:span text:style-name="T6">la L</text:span><text:span text:style-name="T7">a memoria se denomina gestor de</text:span><text:span text:style-name="T6">l Nucleo</text:span></text:p>
          </table:table-cell>
          <table:table-cell table:style-name="Tabla2.B5" office:value-type="string">
            <text:p text:style-name="P9">V</text:p>
          </table:table-cell>
        </table:table-row>
        <table:table-row>
          <table:table-cell table:style-name="Tabla2.A6" office:value-type="string">
            <text:p text:style-name="P7">Un proceso SI se puede activar antes de que se le asigne el espacio de memoria</text:p>
          </table:table-cell>
          <table:table-cell table:style-name="Tabla2.B6" office:value-type="string">
            <text:p text:style-name="P9">F</text:p>
          </table:table-cell>
        </table:table-row>
      </table:table>
      <text:list text:continue-numbering="true" text:style-name="L1">
        <text:list-header>
          <text:p text:style-name="P12"/>
        </text:list-header>
        <text:list-item>
          <text:p text:style-name="P12"><text:span text:style-name="T8">Cual es la función principal del gestor de memoria ?</text:span> </text:p>
        </text:list-item>
      </text:list>
      <text:p text:style-name="P7"/>
      <text:p text:style-name="P13">Asignar memoria principal a los procesos que la soliciten.</text:p>
      <text:p text:style-name="P7"/>
      <text:p text:style-name="P7"/>
      <text:p text:style-name="P7"/>
      <text:list text:continue-numbering="true" text:style-name="L1">
        <text:list-item>
          <text:p text:style-name="P14">Rellena esta tabla con las funciones secundarias</text:p>
        </text:list-item>
      </text:list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<text:span text:style-name="T9">F</text:span><text:span text:style-name="T9">unción</text:span></text:p>
          </table:table-cell>
          <table:table-cell table:style-name="Tabla3.B1" office:value-type="string">
            <text:p text:style-name="P16"><text:span text:style-name="T9">D</text:span><text:span text:style-name="T9">escripción</text:span></text:p>
          </table:table-cell>
        </table:table-row>
        <table:table-row>
          <table:table-cell table:style-name="Tabla3.A2" office:value-type="string">
            <text:p text:style-name="P17">Memoria Libre</text:p>
          </table:table-cell>
          <table:table-cell table:style-name="Tabla3.B2" office:value-type="string">
            <text:p text:style-name="P18"><text:span text:style-name="T9">Controlar las zonas de memoria que están asignadas y cuáles no.</text:span></text:p>
          </table:table-cell>
        </table:table-row>
        <table:table-row>
          <table:table-cell table:style-name="Tabla3.A2" office:value-type="string">
            <text:p text:style-name="P19">Asignar y retirárse Memoria</text:p>
          </table:table-cell>
          <table:table-cell table:style-name="Tabla3.B3" office:value-type="string">
            <text:p text:style-name="P20">Asignar memoria a los procesos cuando la necesiten y retirársela</text:p>
            <text:p text:style-name="P20">cuando terminen.</text:p>
          </table:table-cell>
        </table:table-row>
        <table:table-row>
          <table:table-cell table:style-name="Tabla3.A2" office:value-type="string">
            <text:p text:style-name="P17">Proteccion del espacio</text:p>
          </table:table-cell>
          <table:table-cell table:style-name="Tabla3.B4" office:value-type="string">
            <text:p text:style-name="P21">Evitar que un proceso acceda a la zona de memoria asignada a otro</text:p>
            <text:p text:style-name="P21">proceso.</text:p>
          </table:table-cell>
        </table:table-row>
        <table:table-row>
          <table:table-cell table:style-name="Tabla3.A5" office:value-type="string">
            <text:p text:style-name="P17">Gestion del Swap</text:p>
          </table:table-cell>
          <table:table-cell table:style-name="Tabla3.B5" office:value-type="string">
            <text:p text:style-name="P21">Gestionar el intercambio entre memoria principal y memoria</text:p>
            <text:p text:style-name="P21">secundaria en los casos en que la memoria principal está</text:p>
            <text:p text:style-name="P21">completamente ocupada, etc.</text:p>
          </table:table-cell>
        </table:table-row>
      </table:table>
      <text:p text:style-name="P21"/>
      <text:list text:continue-numbering="true" text:style-name="L1">
        <text:list-item>
          <text:p text:style-name="P22"><text:span text:style-name="T10">¿</text:span><text:span text:style-name="T11">Que significa el requisito de Reubicación ? </text:span></text:p>
        </text:list-item>
      </text:list>
      <text:p text:style-name="P23">El gestor de memoria debe decidir qué zonas de memoria asigna a cada proceso y que zonas</text:p>
      <text:p text:style-name="P23">descarga.</text:p>
      <text:p text:style-name="P23"/>
      <text:p text:style-name="P24"/>
      <text:p text:style-name="P24"/>
      <text:list text:continue-numbering="true" text:style-name="L1">
        <text:list-item>
          <text:p text:style-name="P22"><text:span text:style-name="T10">¿</text:span><text:span text:style-name="T11">Que significa el requisito de Protección ? </text:span></text:p>
        </text:list-item>
      </text:list>
      <text:p text:style-name="P24"/>
      <text:p text:style-name="P25">El gestor de memoria debe evitar que los procesos cargados en memoria interfieran</text:p>
      <text:p text:style-name="P25">unos con otros accediendo a zonas de memoria que no les corresponden.</text:p>
      <text:list text:continue-numbering="true" text:style-name="L1">
        <text:list-item>
          <text:p text:style-name="P22"><text:soft-page-break/><text:span text:style-name="T10">¿</text:span><text:span text:style-name="T11">Que significa el requisito de Control de memoria libres? </text:span></text:p>
        </text:list-item>
      </text:list>
      <text:p text:style-name="P24"/>
      <text:p text:style-name="P25">El sistema operativo, a través del gestor de memoria, tiene que controlar las zonas de memoria libres y las asignadas, además de saber las zonas de memoria que corresponden a cada proceso.</text:p>
      <text:p text:style-name="P24"/>
      <text:p text:style-name="P24"/>
      <text:list text:continue-numbering="true" text:style-name="L1">
        <text:list-item>
          <text:p text:style-name="P22"><text:span text:style-name="T10">¿</text:span><text:span text:style-name="T11">Que significa el requisito de Control de fragmentación ? </text:span></text:p>
        </text:list-item>
      </text:list>
      <text:p text:style-name="P24"/>
      <text:p text:style-name="P23">Se refiere a la necesidad de gestionar eficientemente el uso de memoria principal en un sistema operativo, evitando que se desperdicie espacio debido a la fragmentación.</text:p>
      <text:p text:style-name="P24"/>
      <text:p text:style-name="P24"/>
      <text:p text:style-name="P24"/>
      <text:list text:continue-numbering="true" text:style-name="L1">
        <text:list-item>
          <text:p text:style-name="P22"><text:span text:style-name="T10">¿</text:span><text:span text:style-name="T11">Que significa el requisito de Organización lógica y física ? </text:span></text:p>
        </text:list-item>
      </text:list>
      <text:p text:style-name="P24"/>
      <text:p text:style-name="P23">La organización lógica y física permite que los procesos accedan a la memoria correctamente. El sistema operativo traduce las direcciones lógicas del programa a ubicaciones físicas en el hardware para garantizar eficiencia y seguridad.</text:p>
      <text:p text:style-name="P24"/>
      <text:p text:style-name="P24"/>
      <text:list text:continue-numbering="true" text:style-name="L1">
        <text:list-item>
          <text:p text:style-name="P26"><text:span text:style-name="T12">¿Como se hace la </text:span><text:span text:style-name="T8">Gestión de memoria en sistemas operativos monotarea?</text:span> </text:p>
        </text:list-item>
      </text:list>
      <text:p text:style-name="P27"/>
      <text:p text:style-name="P28">La gestión de memoria asigna toda la memoria principal a un único proceso. No hay compartición ni protección entre procesos, lo que simplifica su administración.</text:p>
      <text:p text:style-name="P27"/>
      <text:p text:style-name="P27"/>
      <text:list text:continue-numbering="true" text:style-name="L1">
        <text:list-item>
          <text:p text:style-name="P26"><text:span text:style-name="T12">¿Como se hace la </text:span><text:span text:style-name="T8"><text:s/>Gestión de memoria en sistemas operativos multitarea.?</text:span> </text:p>
        </text:list-item>
      </text:list>
      <text:p text:style-name="P27"/>
      <text:p text:style-name="P29">La sistema asigna espacios protegidos a acada uno y traduce direcciones lógicas a físicas. Para optimizar el uso y evitar conflictos, se emplean técnicas como paginación y segmentación.</text:p>
      <text:p text:style-name="P27"/>
      <text:p text:style-name="P27"/>
      <text:list text:continue-numbering="true" text:style-name="L1">
        <text:list-item>
          <text:p text:style-name="P26"><text:span text:style-name="T12">¿En que consiste el </text:span><text:span text:style-name="T8">Intercambio o swapping?</text:span> </text:p>
        </text:list-item>
      </text:list>
      <text:p text:style-name="P27"/>
      <text:p text:style-name="P29">Consiste en mover procesos entre la memoria principal y el disco duro para liberar espacio. Cuando la memoria está llena, se guarda un proceso inactivo en disco y se recupera más tarde. Esta técnica permite ejecutar más procesos, aunque puede afectar al rendimiento.</text:p>
      <text:p text:style-name="P27"/>
      <text:p text:style-name="P27"/>
      <text:p text:style-name="P27"/>
      <text:list text:continue-numbering="true" text:style-name="L1">
        <text:list-item>
          <text:p text:style-name="P30">¿En que estado estan los procesos <text:s/>swappeados?</text:p>
        </text:list-item>
      </text:list>
      <text:p text:style-name="P27"/>
      <text:p text:style-name="P29">Suspendidos o bloque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4" text:anchor-type="char" svg:x="15.953cm" svg:y="-1.244cm" svg:width="1.822cm" svg:height="1.838cm" draw:z-index="1"><draw:image xlink:href="Pictures/100000000000007A0000007BA3CD4ACD.png" xlink:type="simple" xlink:show="embed" xlink:actuate="onLoad" draw:mime-type="image/png"/></draw:frame><draw:frame draw:style-name="Mfr1" draw:name="Imagen13" text:anchor-type="char" svg:x="0.018cm" svg:y="-1.032cm" svg:width="12.203cm" svg:height="1.221cm" draw:z-index="3"><draw:image xlink:href="Pictures/10000000000002580000003C782DF0CD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0-20T23:40:51.940000000</meta:creation-date>
    <meta:generator>LibreOffice/25.8.1.1$Windows_X86_64 LibreOffice_project/54047653041915e595ad4e45cccea684809c77b5</meta:generator>
    <dc:date>2025-10-07T20:01:56.484474100</dc:date>
    <meta:editing-duration>PT57M33S</meta:editing-duration>
    <meta:editing-cycles>21</meta:editing-cycles>
    <meta:document-statistic meta:table-count="3" meta:image-count="2" meta:object-count="0" meta:page-count="2" meta:paragraph-count="59" meta:word-count="530" meta:character-count="3204" meta:non-whitespace-character-count="2730"/>
  </office:meta>
</office:document-meta>
</file>